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c770" officeooo:paragraph-rsid="000cc770"/>
    </style:style>
    <style:style style:name="P2" style:family="paragraph" style:parent-style-name="Standard">
      <style:paragraph-properties fo:text-align="start" style:justify-single-word="false"/>
      <style:text-properties officeooo:rsid="000cc770" officeooo:paragraph-rsid="000cc770"/>
    </style:style>
    <style:style style:name="P3" style:family="paragraph" style:parent-style-name="Standard" style:list-style-name="L1">
      <style:text-properties officeooo:rsid="000cc770" officeooo:paragraph-rsid="000cc770"/>
    </style:style>
    <style:style style:name="P4" style:family="paragraph" style:parent-style-name="Standard" style:list-style-name="L2">
      <style:text-properties officeooo:rsid="000cc770" officeooo:paragraph-rsid="000cc770"/>
    </style:style>
    <style:style style:name="P5" style:family="paragraph" style:parent-style-name="Standard" style:list-style-name="L3">
      <style:text-properties officeooo:rsid="000cc770" officeooo:paragraph-rsid="000cc770"/>
    </style:style>
    <style:style style:name="P6" style:family="paragraph" style:parent-style-name="Standard">
      <style:text-properties officeooo:rsid="000cc770" officeooo:paragraph-rsid="000d6b5c"/>
    </style:style>
    <style:style style:name="P7" style:family="paragraph" style:parent-style-name="Standard" style:list-style-name="L2">
      <style:text-properties officeooo:rsid="000d6b5c" officeooo:paragraph-rsid="000d6b5c"/>
    </style:style>
    <style:style style:name="P8" style:family="paragraph" style:parent-style-name="Standard" style:list-style-name="L3">
      <style:text-properties officeooo:rsid="000d6b5c" officeooo:paragraph-rsid="000d6b5c"/>
    </style:style>
    <style:style style:name="P9" style:family="paragraph" style:parent-style-name="Standard">
      <style:text-properties officeooo:rsid="000d6b5c" officeooo:paragraph-rsid="000d6b5c"/>
    </style:style>
    <style:style style:name="P10" style:family="paragraph" style:parent-style-name="Standard" style:list-style-name="L6">
      <style:text-properties officeooo:rsid="000d6b5c" officeooo:paragraph-rsid="000d6b5c"/>
    </style:style>
    <style:style style:name="P11" style:family="paragraph" style:parent-style-name="Standard" style:list-style-name="L6">
      <style:text-properties fo:font-size="14pt" fo:font-weight="bold" officeooo:rsid="000d6b5c" officeooo:paragraph-rsid="000d6b5c" style:font-weight-asian="bold" style:font-weight-complex="bold"/>
    </style:style>
    <style:style style:name="P12" style:family="paragraph" style:parent-style-name="Standard" style:list-style-name="L3">
      <style:text-properties officeooo:rsid="000eac7c" officeooo:paragraph-rsid="000eac7c"/>
    </style:style>
    <style:style style:name="P13" style:family="paragraph" style:parent-style-name="Standard" style:list-style-name="L2">
      <style:text-properties officeooo:rsid="000eac7c" officeooo:paragraph-rsid="000eac7c"/>
    </style:style>
    <style:style style:name="P14" style:family="paragraph" style:parent-style-name="Standard" style:list-style-name="L6">
      <style:text-properties fo:font-weight="bold" officeooo:rsid="000eac7c" officeooo:paragraph-rsid="000eac7c" style:font-weight-asian="bold" style:font-weight-complex="bold"/>
    </style:style>
    <style:style style:name="T1" style:family="text">
      <style:text-properties style:font-name="Liberation Serif1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¡</text:span>Feliz año nuevo!</text:p>
      <text:p text:style-name="P1"/>
      <text:p text:style-name="P1">Podemos desear :</text:p>
      <text:list xml:id="list7231430192201695759" text:style-name="L1">
        <text:list-item>
          <text:p text:style-name="P3">el dinero / la riqueza</text:p>
        </text:list-item>
        <text:list-item>
          <text:p text:style-name="P3">la salud</text:p>
        </text:list-item>
        <text:list-item>
          <text:p text:style-name="P3">la fuerza para trabajar mucho</text:p>
        </text:list-item>
        <text:list-item>
          <text:p text:style-name="P3">aprobar los exámenes</text:p>
        </text:list-item>
        <text:list-item>
          <text:p text:style-name="P3">el éxito</text:p>
        </text:list-item>
        <text:list-item>
          <text:p text:style-name="P3">la solidaridad</text:p>
          <text:p text:style-name="P3">ayudar a los otros</text:p>
        </text:list-item>
        <text:list-item>
          <text:p text:style-name="P3">el amor</text:p>
        </text:list-item>
        <text:list-item>
          <text:p text:style-name="P3">la aleguá</text:p>
        </text:list-item>
        <text:list-item>
          <text:p text:style-name="P3">la felicidad</text:p>
        </text:list-item>
      </text:list>
      <text:p text:style-name="P1"/>
      <text:p text:style-name="P1"/>
      <text:p text:style-name="P1"/>
      <text:p text:style-name="P1">CO – 2018 12 14</text:p>
      <text:p text:style-name="P1"/>
      <text:list xml:id="list5933844033269361136" text:style-name="L2">
        <text:list-item>
          <text:p text:style-name="P4">La calamidades de //</text:p>
        </text:list-item>
        <text:list-item>
          <text:p text:style-name="P4">El aumento de la delicuencia</text:p>
        </text:list-item>
        <text:list-item>
          <text:p text:style-name="P4">Las personas entrevistadas dijeron sus (situations et inquiétudes)</text:p>
        </text:list-item>
      </text:list>
      <text:p text:style-name="P9"/>
      <text:p text:style-name="P6">Noción : Mitos y Héroes</text:p>
      <text:list xml:id="list155015340603620" text:continue-numbering="true" text:style-name="L2">
        <text:list-item>
          <text:p text:style-name="P7">« La tentación merece la pena »</text:p>
        </text:list-item>
        <text:list-item>
          <text:p text:style-name="P7">Ecuador → emigración → EEUU</text:p>
          <text:p text:style-name="P7">EEUU : ganean dinero</text:p>
          <text:p text:style-name="P7">EEUU → Ecuador – con dinero, para construír la casa</text:p>
          <text:p text:style-name="P7">= Mito americano</text:p>
        </text:list-item>
        <text:list-item>
          <text:p text:style-name="P13">Merece la pena emigrar. </text:p>
          <text:list>
            <text:list-header>
              <text:p text:style-name="P13">Visto que :</text:p>
              <text:list>
                <text:list-item>
                  <text:p text:style-name="P13">Aunque son pobres en EEUU siguen teniendo un nivel vida superior</text:p>
                </text:list-item>
              </text:list>
            </text:list-header>
          </text:list>
        </text:list-item>
      </text:list>
      <text:p text:style-name="P1"/>
      <text:p text:style-name="P1"/>
      <text:p text:style-name="P9">Grammaire :</text:p>
      <text:list xml:id="list7651517977260162414" text:style-name="L6">
        <text:list-item>
          <text:p text:style-name="P11">Futuro de hipótesis</text:p>
          <text:list>
            <text:list-header>
              <text:p text:style-name="P10"><text:span text:style-name="T1">¿</text:span><text:span text:style-name="T2">Será</text:span> por qué … ?</text:p>
            </text:list-header>
          </text:list>
        </text:list-item>
        <text:list-item>
          <text:p text:style-name="P14">Aunque</text:p>
          <text:list>
            <text:list-item>
              <text:p text:style-name="P10">Bien que + subj </text:p>
              <text:list>
                <text:list-header>
                  <text:p text:style-name="P10">= aunque + ind</text:p>
                </text:list-header>
              </text:list>
              <text:p text:style-name="P10">Même si + ind</text:p>
              <text:list text:continue-numbering="true">
                <text:list-header>
                  <text:p text:style-name="P10">= aunque + subj</text:p>
                </text:list-header>
              </text:list>
            </text:list-item>
          </text:list>
        </text:list-item>
      </text:list>
      <text:p text:style-name="P1"/>
      <text:p text:style-name="P1"/>
      <text:p text:style-name="P1"/>
      <text:p text:style-name="P1">Lexique :</text:p>
      <text:list xml:id="list501205230634256274" text:style-name="L3">
        <text:list-item>
          <text:p text:style-name="P5">Tomar el pelo = Prendre la tête / Casser les pieds</text:p>
        </text:list-item>
        <text:list-item>
          <text:p text:style-name="P8">Merecer = mériter</text:p>
          <text:p text:style-name="P8">Merecer la pena = en valoir la peine</text:p>
        </text:list-item>
        <text:list-item>
          <text:p text:style-name="P12">Apagar = allumer</text:p>
          <text:p text:style-name="P12">Encender = éteindr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5:06:57.544000000</meta:creation-date>
    <dc:date>2019-01-10T15:50:13.181000000</dc:date>
    <meta:editing-duration>PT22M40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39" meta:word-count="197" meta:character-count="867" meta:non-whitespace-character-count="738"/>
  </office:meta>
</office:document-meta>
</file>